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cm" svg:height="1.2cm" svg:x="10.339cm" svg:y="14.537cm" draw:kind="section" draw:start-angle="0" draw:end-angle="72">
            <text:p/>
          </draw:circle>
          <draw:circle draw:style-name="gr2" draw:text-style-name="P2" draw:layer="layout" svg:width="1.2cm" svg:height="1.2cm" svg:x="10.339cm" svg:y="14.537cm" draw:kind="section" draw:start-angle="72" draw:end-angle="144">
            <text:p/>
          </draw:circle>
          <draw:circle draw:style-name="gr2" draw:text-style-name="P2" draw:layer="layout" svg:width="1.2cm" svg:height="1.2cm" svg:x="10.337cm" svg:y="14.534cm" draw:kind="section" draw:start-angle="144" draw:end-angle="216">
            <text:p/>
          </draw:circle>
          <draw:circle draw:style-name="gr2" draw:text-style-name="P2" draw:layer="layout" svg:width="1.2cm" svg:height="1.2cm" svg:x="10.339cm" svg:y="14.537cm" draw:kind="section" draw:start-angle="216" draw:end-angle="288">
            <text:p/>
          </draw:circle>
          <draw:circle draw:style-name="gr2" draw:text-style-name="P2" draw:layer="layout" svg:width="1.2cm" svg:height="1.2cm" svg:x="10.339cm" svg:y="14.537cm" draw:kind="section" draw:start-angle="288" draw:end-angle="360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4:39.797420722</meta:creation-date>
    <dc:date>2018-05-07T13:54:55.676164625</dc:date>
    <meta:editing-duration>PT16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